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4ae52"/>
    </style:style>
    <style:style style:name="T1" style:family="text">
      <style:text-properties officeooo:rsid="0006a474"/>
    </style:style>
    <style:style style:name="T2" style:family="text">
      <style:text-properties officeooo:rsid="0008f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ne : </text:p>
      <text:p text:style-name="P1">app :</text:p>
      <text:p text:style-name="P1">build :</text:p>
      <text:p text:style-name="P1">cursors :</text:p>
      <text:p text:style-name="P1">data :</text:p>
      <text:p text:style-name="P1">desktop :</text:p>
      <text:p text:style-name="P1">devel-docs :</text:p>
      <text:p text:style-name="P1">docs :</text:p>
      <text:p text:style-name="P1">etc :</text:p>
      <text:p text:style-name="P1">libgimp : <text:span text:style-name="T1">la librairie de gimp</text:span></text:p>
      <text:p text:style-name="P1">libgimpbase :</text:p>
      <text:p text:style-name="P1">libgimpcolor : <text:span text:style-name="T1">la librairie de gimp pour les couleurs</text:span></text:p>
      <text:p text:style-name="P1">libgimpsconfig :<text:span text:style-name="T2">Contient la librarie de configuration de gimp ( color , gimpconfig , config writer)</text:span></text:p>
      <text:p text:style-name="P1">libgimpmath : <text:span text:style-name="T1">Contient les librairi des formules mathematique pour gimp (vector , matrix …)</text:span></text:p>
      <text:p text:style-name="P1">libgimpmodule :</text:p>
      <text:p text:style-name="P1">libgimpthumb :</text:p>
      <text:p text:style-name="P1">libgimpwidgets :</text:p>
      <text:p text:style-name="P1">m4macros :</text:p>
      <text:p text:style-name="P1">menus : <text:span text:style-name="T1">contient les menus de gimp </text:span></text:p>
      <text:p text:style-name="P1">modules :</text:p>
      <text:p text:style-name="P1">plug-ins :</text:p>
      <text:p text:style-name="P1">po :</text:p>
      <text:p text:style-name="P1">po-libgimp :</text:p>
      <text:p text:style-name="P1">po-plug-ins :</text:p>
      <text:p text:style-name="P1">po-python :</text:p>
      <text:p text:style-name="P1">po-script-fu :</text:p>
      <text:p text:style-name="P1">po-tips :</text:p>
      <text:p text:style-name="P1">themes :<text:span text:style-name="T2">Contient le theme de gimp donc tout les icones (images) que le programme contient et les makefile </text:span></text:p>
      <text:p text:style-name="P1">tools :<text:span text:style-name="T2">Contient les outils de telechargemen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6:21.113875451</meta:creation-date>
    <dc:date>2017-10-10T11:25:30.019974103</dc:date>
    <meta:editing-duration>PT25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19" meta:character-count="676" meta:non-whitespace-character-count="583"/>
  </office:meta>
</office:document-meta>
</file>